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wwwalloy</text:title></text:p>
      <text:p text:style-name="OrgTitle"/>
      <text:p text:style-name="OrgSubtitle"><text:initial-creator>Glen Jones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bfec846">1. Build Instructions</text:a></text:p>
          <text:p text:style-name="Contents_20_1"><text:a xlink:type="simple" xlink:href="#org42f63b3">2. Deployment</text:a></text:p>
          <text:p text:style-name="Contents_20_1"><text:a xlink:type="simple" xlink:href="#org89ea9a0">3. Abstract</text:a></text:p>
          <text:p text:style-name="Contents_20_1"><text:a xlink:type="simple" xlink:href="#org5d8c917">4. Future Plans for the website</text:a></text:p>
          <text:p text:style-name="Contents_20_1"><text:a xlink:type="simple" xlink:href="#org3cd48fb">5. Web Site Design</text:a></text:p>
        </text:index-body>
      </text:table-of-content>
      <text:h text:style-name="Heading_20_1" text:outline-level="1" text:is-list-header="false">
<text:bookmark-start text:name="OrgXref.orgbfec846"/>
<text:bookmark text:name="orgbfec846"/>Build Instructions
<text:bookmark-end text:name="OrgXref.orgbfec846"/></text:h>
      <text:p text:style-name="Text_20_body">Some text
</text:p>
      <text:h text:style-name="Heading_20_1" text:outline-level="1" text:is-list-header="false">
<text:bookmark-start text:name="OrgXref.org42f63b3"/>
<text:bookmark text:name="org42f63b3"/>Deployment
<text:bookmark-end text:name="OrgXref.org42f63b3"/></text:h>
      <text:p text:style-name="Text_20_body">Some Text
</text:p>
      <text:h text:style-name="Heading_20_1" text:outline-level="1" text:is-list-header="false">
<text:bookmark-start text:name="OrgXref.org89ea9a0"/>
<text:bookmark text:name="org89ea9a0"/>Abstract
<text:bookmark-end text:name="OrgXref.org89ea9a0"/></text:h>
      <text:p text:style-name="Text_20_body">Some Text
</text:p>
      <text:h text:style-name="Heading_20_1" text:outline-level="1" text:is-list-header="false">
<text:bookmark-start text:name="OrgXref.org5d8c917"/>
<text:bookmark text:name="org5d8c917"/>Future Plans for the website
<text:bookmark-end text:name="OrgXref.org5d8c917"/></text:h>
      <text:p text:style-name="Text_20_body">Some Text
</text:p>
      <text:h text:style-name="Heading_20_1" text:outline-level="1" text:is-list-header="false">
<text:bookmark-start text:name="OrgXref.org3cd48fb"/>
<text:bookmark text:name="org3cd48fb"/>Web Site Design
<text:bookmark-end text:name="OrgXref.org3cd48fb"/></text:h>
      <text:p text:style-name="Text_20_body">Some Text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Glen Jones</dc:creator>
    <meta:initial-creator>Glen Jones</meta:initial-creator>
    <dc:date>2022-09-10T12:53:25</dc:date>
    <meta:creation-date>2022-09-10T12:53:25</meta:creation-date>
    <meta:generator>Emacs 28.1 (Org mode 9.6)</meta:generator>
    <meta:keyword/>
    <dc:subject/>
    <dc:title>wwwalloy</dc:title>
  </office:meta>
</office:document-meta>
</file>